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8.4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123.98mm"/>
    </style:style>
    <style:style style:name="co4" style:family="table-column">
      <style:table-column-properties fo:break-before="auto" style:column-width="68.99mm"/>
    </style:style>
    <style:style style:name="co5" style:family="table-column">
      <style:table-column-properties fo:break-before="auto" style:column-width="27.04mm"/>
    </style:style>
    <style:style style:name="co6" style:family="table-column">
      <style:table-column-properties fo:break-before="auto" style:column-width="91.5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0.05mm" fo:break-before="auto" style:use-optimal-row-height="true"/>
    </style:style>
    <style:style style:name="ro2" style:family="table-row">
      <style:table-row-properties style:row-height="16.4mm" fo:break-before="auto" style:use-optimal-row-height="true"/>
    </style:style>
    <style:style style:name="ro3" style:family="table-row">
      <style:table-row-properties style:row-height="38.63mm" fo:break-before="auto" style:use-optimal-row-height="true"/>
    </style:style>
    <style:style style:name="ro4" style:family="table-row">
      <style:table-row-properties style:row-height="41.8mm" fo:break-before="auto" style:use-optimal-row-height="true"/>
    </style:style>
    <style:style style:name="ro5" style:family="table-row">
      <style:table-row-properties style:row-height="19.58mm" fo:break-before="auto" style:use-optimal-row-height="true"/>
    </style:style>
    <style:style style:name="ro6" style:family="table-row">
      <style:table-row-properties style:row-height="57.68mm" fo:break-before="auto" style:use-optimal-row-height="true"/>
    </style:style>
    <style:style style:name="ro7" style:family="table-row">
      <style:table-row-properties style:row-height="35.45mm" fo:break-before="auto" style:use-optimal-row-height="true"/>
    </style:style>
    <style:style style:name="ro8" style:family="table-row">
      <style:table-row-properties style:row-height="67.2mm" fo:break-before="auto" style:use-optimal-row-height="true"/>
    </style:style>
    <style:style style:name="ro9" style:family="table-row">
      <style:table-row-properties style:row-height="102.39mm" fo:break-before="auto" style:use-optimal-row-height="true"/>
    </style:style>
    <style:style style:name="ro10" style:family="table-row">
      <style:table-row-properties style:row-height="32.28mm" fo:break-before="auto" style:use-optimal-row-height="true"/>
    </style:style>
    <style:style style:name="ro11" style:family="table-row">
      <style:table-row-properties style:row-height="13.23mm" fo:break-before="auto" style:use-optimal-row-height="true"/>
    </style:style>
    <style:style style:name="ro12" style:family="table-row">
      <style:table-row-properties style:row-height="44.98mm" fo:break-before="auto" style:use-optimal-row-height="true"/>
    </style:style>
    <style:style style:name="ro13" style:family="table-row">
      <style:table-row-properties style:row-height="48.15mm" fo:break-before="auto" style:use-optimal-row-height="true"/>
    </style:style>
    <style:style style:name="ro14" style:family="table-row">
      <style:table-row-properties style:row-height="54.5mm" fo:break-before="auto" style:use-optimal-row-height="true"/>
    </style:style>
    <style:style style:name="ro15" style:family="table-row">
      <style:table-row-properties style:row-height="51.33mm" fo:break-before="auto" style:use-optimal-row-height="true"/>
    </style:style>
    <style:style style:name="ro1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AR PL SungtiL GB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GB" fo:text-shadow="none" fo:font-style="normal" style:text-underline-style="none" style:text-underline-color="font-color" style:font-name="Liberation Sans" fo:font-weight="normal" style:text-line-through-type="none" style:text-outline="false" style:text-line-through-mode="continuous" style:language-asian="zh" style:country-asian="CN" style:font-name-asian="AR PL SungtiL GB" style:font-size-asian="10pt" style:font-weight-asian="normal" style:font-style-asian="normal" style:text-emphasize="none" style:text-overline-style="none" style:text-overline-color="font-color"/>
    </style:style>
    <style:style style:name="T5" style:family="text">
      <style:text-properties style:font-name-asian="AR PL SungtiL GB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AR PL SungtiL GB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Prediction goal</text:p>
          </table:table-cell>
          <table:table-cell table:style-name="Default" office:value-type="string" calcext:value-type="string">
            <text:p>Data time span</text:p>
          </table:table-cell>
          <table:table-cell office:value-type="string" calcext:value-type="string">
            <text:p>Results of the best model</text:p>
          </table:table-cell>
        </table:table-row>
        <table:table-row table:style-name="ro2">
          <table:table-cell office:value-type="string" calcext:value-type="string">
            <text:p>\cite{Paschalidou2009}</text:p>
          </table:table-cell>
          <table:table-cell office:value-type="string" calcext:value-type="string">
            <text:p>Athens (Patission Stree and Lykobryssi), Greece</text:p>
          </table:table-cell>
          <table:table-cell office:value-type="string" calcext:value-type="string">
            <text:p>MLR + PCA</text:p>
          </table:table-cell>
          <table:table-cell office:value-type="string" calcext:value-type="string">
            <text:p>$ln(O_3)$) at a given time</text:p>
          </table:table-cell>
          <table:table-cell table:style-name="Default" office:value-type="string" calcext:value-type="string">
            <text:p>2001 – 2004</text:p>
          </table:table-cell>
          <table:table-cell office:value-type="string" calcext:value-type="string">
            <text:p>$R^2$ = 0.84 (Patission Street),</text:p>
            <text:p>$R^2$ = 0.67 (Lykobryssi)</text:p>
          </table:table-cell>
        </table:table-row>
        <table:table-row table:style-name="ro3">
          <table:table-cell office:value-type="string" calcext:value-type="string">
            <text:p>\cite{COBOURN20103015}</text:p>
          </table:table-cell>
          <table:table-cell office:value-type="string" calcext:value-type="string">
            <text:p>Louisville, USA</text:p>
          </table:table-cell>
          <table:table-cell office:value-type="string" calcext:value-type="string">
            <text:p>NLR</text:p>
          </table:table-cell>
          <table:table-cell office:value-type="string" calcext:value-type="string">
            <text:p>daily maximum PM2.5 during May – September period in 2007 and 2008</text:p>
          </table:table-cell>
          <table:table-cell office:value-type="string" calcext:value-type="string">
            <text:p>2003 – 2008</text:p>
          </table:table-cell>
          <table:table-cell office:value-type="string" calcext:value-type="string">
            <text:p>(2007)</text:p>
            <text:p>MAE = 4.7 μg m−3</text:p>
            <text:p>NMAE = 20%</text:p>
            <text:p>IA = 0.86</text:p>
            <text:p>(2008)</text:p>
            <text:p><text:span text:style-name="T2">MAE = 4.1 μg m−3</text:span></text:p>
            <text:p><text:span text:style-name="T2">NMAE = 25%</text:span></text:p>
            <text:p><text:span text:style-name="T2">IA = 0.88</text:span></text:p>
          </table:table-cell>
        </table:table-row>
        <table:table-row table:style-name="ro2">
          <table:table-cell office:value-type="string" calcext:value-type="string">
            <text:p>\cite{Sotoudeheian2014}</text:p>
          </table:table-cell>
          <table:table-cell office:value-type="string" calcext:value-type="string">
            <text:p>Tehran, Iran</text:p>
          </table:table-cell>
          <table:table-cell office:value-type="string" calcext:value-type="string">
            <text:p>MLR, NLR</text:p>
          </table:table-cell>
          <table:table-cell office:value-type="string" calcext:value-type="string">
            <text:p>Natural logarithm of ground level PM10 <text:s/>at a given time</text:p>
          </table:table-cell>
          <table:table-cell office:value-type="string" calcext:value-type="string">
            <text:p>2009 - 2010</text:p>
          </table:table-cell>
          <table:table-cell table:style-name="Default" office:value-type="string" calcext:value-type="string">
            <text:p>Nonlinear, AOD from the MISR station</text:p>
            <text:p>$R^2$ = 0.51 – 0.55</text:p>
            <text:p>RMSE = 14.7 – 32.9</text:p>
            <text:p>MAE = 13 – 30.1</text:p>
            <text:p/>
          </table:table-cell>
        </table:table-row>
        <table:table-row table:style-name="ro4">
          <table:table-cell office:value-type="string" calcext:value-type="string">
            <text:p>\cite{WESTERLUND201422}</text:p>
          </table:table-cell>
          <table:table-cell office:value-type="string" calcext:value-type="string">
            <text:p>Bogota, Colombia</text:p>
          </table:table-cell>
          <table:table-cell office:value-type="string" calcext:value-type="string">
            <text:p>forecast combinadtion (FC) – an ensemble <text:s/>of linear regression models, ANN</text:p>
          </table:table-cell>
          <table:table-cell office:value-type="string" calcext:value-type="string">
            <text:p>daily means of $PM10$, $CO$, $NO_x$, $NO_2$, $SO_2$, $O_3$</text:p>
          </table:table-cell>
          <table:table-cell office:value-type="string" calcext:value-type="string">
            <text:p>2005 – 2010</text:p>
          </table:table-cell>
          <table:table-cell office:value-type="string" calcext:value-type="string">
            <text:p>FC with Granger Ramanathan weighing;</text:p>
            <text:p>Results were expressed in mean squared forecast errors relative to the best models.</text:p>
          </table:table-cell>
        </table:table-row>
        <table:table-row table:style-name="ro5">
          <table:table-cell office:value-type="string" calcext:value-type="string">
            <text:p>\cite{GARCIANIETO201450}</text:p>
          </table:table-cell>
          <table:table-cell office:value-type="string" calcext:value-type="string">
            <text:p>Gijón, Spain</text:p>
          </table:table-cell>
          <table:table-cell office:value-type="string" calcext:value-type="string">
            <text:p>multivariate adaptive regression splines (MARS)</text:p>
          </table:table-cell>
          <table:table-cell office:value-type="string" calcext:value-type="string">
            <text:p>monthly means of $NO_2$, $SO_2$ and $PM10$</text:p>
          </table:table-cell>
          <table:table-cell office:value-type="string" calcext:value-type="string">
            <text:p>2006 – 2008</text:p>
          </table:table-cell>
          <table:table-cell table:style-name="ce2" office:value-type="string" calcext:value-type="string">
            <text:p><text:span text:style-name="T2">$R^2$ = 0.92 ($NO_2$)</text:span></text:p>
            <text:p><text:span text:style-name="T2">$R^2$ = 0.95 ($SO_2$)</text:span></text:p>
            <text:p><text:span text:style-name="T2">$R^2$ = 0.77 ($PM10$)</text:span></text:p>
          </table:table-cell>
        </table:table-row>
        <table:table-row table:style-name="ro3">
          <table:table-cell office:value-type="string" calcext:value-type="string">
            <text:p>\cite{GARDNER1999709}</text:p>
          </table:table-cell>
          <table:table-cell office:value-type="string" calcext:value-type="string">
            <text:p>London, UK</text:p>
          </table:table-cell>
          <table:table-cell office:value-type="string" calcext:value-type="string">
            <text:p>MLR, MLP</text:p>
          </table:table-cell>
          <table:table-cell office:value-type="string" calcext:value-type="string">
            <text:p>hourly $NO_2$ and $NO_x$ concentrations 1 h and 24 h in advance</text:p>
          </table:table-cell>
          <table:table-cell office:value-type="string" calcext:value-type="string">
            <text:p>1990 – 1991</text:p>
          </table:table-cell>
          <table:table-cell office:value-type="string" calcext:value-type="string">
            <text:p>MLP (20, 20)</text:p>
            <text:p>$NO_2$ 24 hours in advance</text:p>
            <text:p>MAE = 9.5 ppb</text:p>
            <text:p>RMSE = 17.1 ppb</text:p>
            <text:p> $r^2$ =  0.51 (correlation coefficient)</text:p>
          </table:table-cell>
        </table:table-row>
        <table:table-row table:style-name="ro2">
          <table:table-cell office:value-type="string" calcext:value-type="string">
            <text:p>\cite{PEREZ20024555} </text:p>
          </table:table-cell>
          <table:table-cell office:value-type="string" calcext:value-type="string">
            <text:p>Santiago, Chile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the maximum of 24 h moving averages of PM10 </text:p>
          </table:table-cell>
          <table:table-cell office:value-type="string" calcext:value-type="string">
            <text:p>1998-2000</text:p>
          </table:table-cell>
          <table:table-cell office:value-type="string" calcext:value-type="string">
            <text:p>MLP (4, 3)</text:p>
            <text:p>percentage error: <text:span text:style-name="T1">16%</text:span></text:p>
          </table:table-cell>
        </table:table-row>
        <table:table-row table:style-name="ro6">
          <table:table-cell office:value-type="string" calcext:value-type="string">
            <text:p>\cite{KUKKONEN2003}</text:p>
          </table:table-cell>
          <table:table-cell office:value-type="string" calcext:value-type="string">
            <text:p>Helsinki, Finland</text:p>
          </table:table-cell>
          <table:table-cell office:value-type="string" calcext:value-type="string">
            <text:p>a deterministic model, a linear model, MLP, ANN with heteroscedastic Gaussian noise</text:p>
          </table:table-cell>
          <table:table-cell office:value-type="string" calcext:value-type="string">
            <text:p>hourly $NO_2$ and $PM10$ concentrations 24h in advance</text:p>
          </table:table-cell>
          <table:table-cell office:value-type="string" calcext:value-type="string">
            <text:p>1996 – 1999</text:p>
          </table:table-cell>
          <table:table-cell office:value-type="string" calcext:value-type="string">
            <text:p><text:span text:style-name="T1">ANN with heteroscedastic Gaussian</text:span></text:p>
            <text:p><text:span text:style-name="T1">$NO_2$ </text:span></text:p>
            <text:p><text:span text:style-name="T1">Töölö station</text:span></text:p>
            <text:p><text:span text:style-name="T1">$r^2$ =  0.70</text:span></text:p>
            <text:p><text:span text:style-name="T1">IA = 0.91</text:span></text:p>
            <text:p><text:span text:style-name="T1">Vallila station</text:span></text:p>
            <text:p><text:span text:style-name="T1">$r^2$ = 0.59</text:span></text:p>
            <text:p><text:span text:style-name="T1">IA = 0.87</text:span></text:p>
            <text:p/>
            <text:p><text:span text:style-name="T1">$PM10$</text:span></text:p>
            <text:p><text:span text:style-name="T1">Töölö station</text:span></text:p>
            <text:p><text:span text:style-name="T1">$r^2$ = 0.42</text:span></text:p>
            <text:p><text:span text:style-name="T1">IA = 0.77</text:span></text:p>
            <text:p><text:span text:style-name="T1">Vallila station</text:span></text:p>
            <text:p><text:span text:style-name="T1">$r^2$ = 0.31</text:span></text:p>
            <text:p><text:span text:style-name="T1">IA = 0.73</text:span></text:p>
          </table:table-cell>
        </table:table-row>
        <table:table-row table:style-name="ro7">
          <table:table-cell office:value-type="string" calcext:value-type="string">
            <text:p>\cite{CORANI2005513}</text:p>
          </table:table-cell>
          <table:table-cell office:value-type="string" calcext:value-type="string">
            <text:p>Milan, Italy</text:p>
          </table:table-cell>
          <table:table-cell office:value-type="string" calcext:value-type="string">
            <text:p>MLP, lazy learning model</text:p>
          </table:table-cell>
          <table:table-cell office:value-type="string" calcext:value-type="string">
            <text:p>Daily maximum 8-h moving average of $O_3$, daily mean of $PM10$</text:p>
          </table:table-cell>
          <table:table-cell office:value-type="string" calcext:value-type="string">
            <text:p>1999 - 2001 ($O_3$)</text:p>
            <text:p>1999 – 2002 ($PM10$)</text:p>
          </table:table-cell>
          <table:table-cell office:value-type="string" calcext:value-type="string">
            <text:p>$O_3$ - lazy learning</text:p>
            <text:p>$r$ = 0.86</text:p>
            <text:p>MAE = 15.49</text:p>
            <text:p>IA = 0.92</text:p>
            <text:p/>
            <text:p>$PM10$ - lazy leaning</text:p>
            <text:p><text:span text:style-name="T1">$r$ = 0.90</text:span></text:p>
            <text:p><text:span text:style-name="T1">MAE = 8.25</text:span></text:p>
            <text:p><text:span text:style-name="T1">IA = 0.94</text:span></text:p>
          </table:table-cell>
        </table:table-row>
        <table:table-row table:style-name="ro7">
          <table:table-cell office:value-type="string" calcext:value-type="string">
            <text:p>\cite{LOZOWICKA2005}</text:p>
          </table:table-cell>
          <table:table-cell office:value-type="string" calcext:value-type="string">
            <text:p>Kraków, Poland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um of daily mean concentrations of $PM10$, $SO_2$, $NO_2$ and $CO$ divided by their allowed maximum levels</text:p>
          </table:table-cell>
          <table:table-cell office:value-type="string" calcext:value-type="string">
            <text:p>winter periods between 1998 and 2001</text:p>
          </table:table-cell>
          <table:table-cell office:value-type="string" calcext:value-type="string">
            <text:p>MLP (5-1)</text:p>
            <text:p>RMSE = 0 – 0.211</text:p>
          </table:table-cell>
        </table:table-row>
        <table:table-row table:style-name="ro8">
          <table:table-cell office:value-type="string" calcext:value-type="string">
            <text:p>\cite{AGIRREBASURKO2006430}</text:p>
          </table:table-cell>
          <table:table-cell office:value-type="string" calcext:value-type="string">
            <text:p>Bilbao, Spain</text:p>
          </table:table-cell>
          <table:table-cell office:value-type="string" calcext:value-type="string">
            <text:p>MLR, MLP</text:p>
          </table:table-cell>
          <table:table-cell office:value-type="string" calcext:value-type="string">
            <text:p>$O_3$ and $NO_2$ levels up to 8h in advance</text:p>
          </table:table-cell>
          <table:table-cell office:value-type="string" calcext:value-type="string">
            <text:p>1993 – 1994</text:p>
          </table:table-cell>
          <table:table-cell office:value-type="string" calcext:value-type="string">
            <text:p>MLP with a single hidden layer (number of neurons not specified directly)</text:p>
            <text:p/>
            <text:p>$NO_2$</text:p>
            <text:p><text:span text:style-name="T1">R = 0.501 – </text:span>0.663</text:p>
            <text:p><text:span text:style-name="T1">NMSE = 0.004 – 0.02</text:span></text:p>
            <text:p/>
            <text:p>$O_3$</text:p>
            <text:p><text:span text:style-name="T1">R = 0.426 - 0.575</text:span></text:p>
            <text:p>NMSE = 0.0003 - 0.065</text:p>
            <text:p/>
          </table:table-cell>
        </table:table-row>
        <table:table-row table:style-name="ro9">
          <table:table-cell office:value-type="string" calcext:value-type="string">
            <text:p>\cite{VLACHOGIANNI20111559}</text:p>
          </table:table-cell>
          <table:table-cell office:value-type="string" calcext:value-type="string">
            <text:p>Athens, Greece</text:p>
            <text:p>Helsinki, Finland</text:p>
          </table:table-cell>
          <table:table-cell office:value-type="string" calcext:value-type="string">
            <text:p>MLR, MLP</text:p>
          </table:table-cell>
          <table:table-cell office:value-type="string" calcext:value-type="string">
            <text:p>Maximum hourly $PM10$ and $NO_x$, mean daily $PM10$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MLP (architecture not mentioned)</text:p>
            <text:p>Athens:</text:p>
            <text:p><text:span text:style-name="T1">Maximum hourly:</text:span></text:p>
            <text:p><text:span text:style-name="T1">R = 0.62 – 0.85 ($NO_x$)</text:span></text:p>
            <text:p><text:span text:style-name="T1">R = 0.32 – 0.72 ($PM10$)</text:span></text:p>
            <text:p><text:span text:style-name="T1">Daily average:</text:span></text:p>
            <text:p><text:span text:style-name="T1">R = 0.6 – 0.9 ($PM10$</text:span></text:p>
            <text:p/>
            <text:p>Helsinki:</text:p>
            <text:p><text:span text:style-name="T1">Maximum hourly:</text:span></text:p>
            <text:p><text:span text:style-name="T1">$R = 0.44 – 0.79 ($NO_x$)</text:span></text:p>
            <text:p><text:span text:style-name="T1">R = 0.73 – 0.79 ($PM10$)</text:span></text:p>
            <text:p><text:span text:style-name="T1">Daily average:</text:span></text:p>
            <text:p><text:span text:style-name="T1">R = 0.80 – 0.91 ($PM10$)</text:span></text:p>
          </table:table-cell>
        </table:table-row>
        <table:table-row table:style-name="ro4">
          <table:table-cell office:value-type="string" calcext:value-type="string">
            <text:p>\cite{SINGH2012244}</text:p>
          </table:table-cell>
          <table:table-cell office:value-type="string" calcext:value-type="string">
            <text:p>Lucknow, India</text:p>
          </table:table-cell>
          <table:table-cell office:value-type="string" calcext:value-type="string">
            <text:p>partial least squares regression, multivariate polynomial regression, MLP, general regression NN, radial basis function NN</text:p>
          </table:table-cell>
          <table:table-cell office:value-type="string" calcext:value-type="string">
            <text:p>$SO_2$, $NO_2$, respirable suspended particulate matter (RSPM)</text:p>
          </table:table-cell>
          <table:table-cell office:value-type="string" calcext:value-type="string">
            <text:p>2005–2009</text:p>
          </table:table-cell>
          <table:table-cell office:value-type="string" calcext:value-type="string">
            <text:p>GRNN (985 units in the pattern layer and 2 units in the summation layer)</text:p>
            <text:p>R =  0.932 (RSPM)</text:p>
            <text:p>R = 0.768 ($NO_2$)</text:p>
            <text:p>R = 0.729 ($SO_2$)</text:p>
          </table:table-cell>
        </table:table-row>
        <table:table-row table:style-name="ro5">
          <table:table-cell office:value-type="string" calcext:value-type="string">
            <text:p>\cite{Chellali2016}</text:p>
          </table:table-cell>
          <table:table-cell office:value-type="string" calcext:value-type="string">
            <text:p>Algiers, Algieria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ean daily $PM10$</text:p>
          </table:table-cell>
          <table:table-cell office:value-type="string" calcext:value-type="string">
            <text:p><text:s/>2002–2006</text:p>
          </table:table-cell>
          <table:table-cell office:value-type="string" calcext:value-type="string">
            <text:p>MLP (15)</text:p>
            <text:p>RMSE = 10.75 $\mu g/m^3$</text:p>
            <text:p>$R^2$ = 0.75</text:p>
            <text:p>IA = 0.81</text:p>
          </table:table-cell>
        </table:table-row>
        <table:table-row table:style-name="ro10">
          <table:table-cell office:value-type="string" calcext:value-type="string">
            <text:p>\cite{PEREZ201622}</text:p>
          </table:table-cell>
          <table:table-cell office:value-type="string" calcext:value-type="string">
            <text:p>Santiago, Chile</text:p>
          </table:table-cell>
          <table:table-cell office:value-type="string" calcext:value-type="string">
            <text:p>MLR, MLP, persistence model</text:p>
          </table:table-cell>
          <table:table-cell office:value-type="string" calcext:value-type="string">
            <text:p>hourly $PM2.5$ and $PM10$ concentrations up to 15 hours in advance</text:p>
          </table:table-cell>
          <table:table-cell office:value-type="string" calcext:value-type="string">
            <text:p>2010 – 2012</text:p>
          </table:table-cell>
          <table:table-cell office:value-type="string" calcext:value-type="string">
            <text:p>(2007) MAE = 4.7 μg m−3 NMAE = 20% IA = 0.86 (2008) MAE = 4.1 μg m−3 NMAE = 25% IA = 0.88</text:p>
          </table:table-cell>
        </table:table-row>
        <table:table-row table:style-name="ro11">
          <table:table-cell office:value-type="string" calcext:value-type="string">
            <text:p>\cite{Pawul2016}</text:p>
          </table:table-cell>
          <table:table-cell office:value-type="string" calcext:value-type="string">
            <text:p>Kraków, Poland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ean daily $PM10$</text:p>
          </table:table-cell>
          <table:table-cell office:value-type="string" calcext:value-type="string">
            <text:p>2014-2015</text:p>
          </table:table-cell>
          <table:table-cell office:value-type="string" calcext:value-type="string">
            <text:p>MLP (13), (15), (18)</text:p>
            <text:p>R = 0.908 – 0.933</text:p>
          </table:table-cell>
        </table:table-row>
        <table:table-row table:style-name="ro12">
          <table:table-cell office:value-type="string" calcext:value-type="string">
            <text:p>\cite{BIANCOFIORE2017652}</text:p>
          </table:table-cell>
          <table:table-cell office:value-type="string" calcext:value-type="string">
            <text:p>Pescara, Italy</text:p>
          </table:table-cell>
          <table:table-cell office:value-type="string" calcext:value-type="string">
            <text:p>Recurrent Elman NN, MLR, MLP</text:p>
          </table:table-cell>
          <table:table-cell office:value-type="string" calcext:value-type="string">
            <text:p>daily mean concentrations of PM2.5 and PM10 1, 2 and 3 days in advance</text:p>
          </table:table-cell>
          <table:table-cell office:value-type="string" calcext:value-type="string">
            <text:p>2011 – 2013</text:p>
          </table:table-cell>
          <table:table-cell office:value-type="string" calcext:value-type="string">
            <text:p>recurrent ANN (Elman architecture) (1 day in advance)</text:p>
            <text:p><text:span text:style-name="T1">PM2.5</text:span></text:p>
            <text:p>R = 0.89,</text:p>
            <text:p>NRMSE = 0.559</text:p>
            <text:p/>
            <text:p><text:span text:style-name="T1">PM10</text:span></text:p>
            <text:p>R = 0.85</text:p>
            <text:p>NMSE = 0.0624</text:p>
          </table:table-cell>
        </table:table-row>
        <table:table-row table:style-name="ro7">
          <table:table-cell office:value-type="string" calcext:value-type="string">
            <text:p>\cite{LUO201834}</text:p>
          </table:table-cell>
          <table:table-cell office:value-type="string" calcext:value-type="string">
            <text:p>Beijing, China</text:p>
          </table:table-cell>
          <table:table-cell office:value-type="string" calcext:value-type="string">
            <text:p>ARIMA, GRNN, Extreme Learning Machine + time series decomposition + Cuckoo Search</text:p>
          </table:table-cell>
          <table:table-cell office:value-type="string" calcext:value-type="string">
            <text:p>daily $PM10$ concentrations</text:p>
          </table:table-cell>
          <table:table-cell office:value-type="string" calcext:value-type="string">
            <text:p>2015 – 2016</text:p>
          </table:table-cell>
          <table:table-cell office:value-type="string" calcext:value-type="string">
            <text:p>Extreme Learning Machine:</text:p>
            <text:p>MAE = 9.191 $\mu g / m^3$</text:p>
            <text:p>RMSE = 12.630 $\mu g / m^3$</text:p>
            <text:p>MAPE = 15.320 \%</text:p>
          </table:table-cell>
        </table:table-row>
        <table:table-row table:style-name="ro11">
          <table:table-cell table:style-name="Default" office:value-type="string" calcext:value-type="string">
            <text:p>\cite{LI2017997}</text:p>
          </table:table-cell>
          <table:table-cell table:style-name="Default" office:value-type="string" calcext:value-type="string">
            <text:p>Beijing, China</text:p>
          </table:table-cell>
          <table:table-cell table:style-name="Default" office:value-type="string" calcext:value-type="string">
            <text:p>ARMA, SVR, Time Delay NN, Spatiotemporal Deep Learning NN, LSTM ANN</text:p>
          </table:table-cell>
          <table:table-cell table:style-name="Default" office:value-type="string" calcext:value-type="string">
            <text:p>hourly mean PM2.5 up to 24 h in advance</text:p>
          </table:table-cell>
          <table:table-cell table:style-name="Default" office:value-type="string" calcext:value-type="string">
            <text:p>2014 – 2016</text:p>
          </table:table-cell>
          <table:table-cell table:style-name="Default" office:value-type="string" calcext:value-type="string">
            <text:p>LSTM (1000 nodes in each layer), 13 – 24 h in advance:</text:p>
            <text:p>RMSE = 12.6 $\mu g / m^3$</text:p>
            <text:p>MAE = 14.68 $\mu g / m^3$</text:p>
            <text:p>MAPE = 31.47\%</text:p>
          </table:table-cell>
        </table:table-row>
        <table:table-row table:style-name="ro13">
          <table:table-cell office:value-type="string" calcext:value-type="string">
            <text:p>\cite{DOTSE2018358}</text:p>
          </table:table-cell>
          <table:table-cell office:value-type="string" calcext:value-type="string">
            <text:p>Brunei Darussalam</text:p>
          </table:table-cell>
          <table:table-cell office:value-type="string" calcext:value-type="string">
            <text:p>MLP + random forest input selection + genetic algorithm optimisation</text:p>
          </table:table-cell>
          <table:table-cell office:value-type="string" calcext:value-type="string">
            <text:p>daily mean PM10</text:p>
          </table:table-cell>
          <table:table-cell office:value-type="string" calcext:value-type="string">
            <text:p>2009 – 2013</text:p>
          </table:table-cell>
          <table:table-cell office:value-type="string" calcext:value-type="string">
            <text:p>MLP (number of hidden neurons between 1 and 30, final architecture unknown)</text:p>
            <text:p>Min R = 0.8726</text:p>
            <text:p>Max MAE = 8.2211 $\mu g / m^3$</text:p>
            <text:p>Max RMSE = 11.0044 $\mu g / m^3$</text:p>
          </table:table-cell>
        </table:table-row>
        <table:table-row table:style-name="ro10">
          <table:table-cell office:value-type="string" calcext:value-type="string">
            <text:p>\cite{DIAZROBLES20088331}</text:p>
          </table:table-cell>
          <table:table-cell office:value-type="string" calcext:value-type="string">
            <text:p>Temuco, Chile</text:p>
          </table:table-cell>
          <table:table-cell office:value-type="string" calcext:value-type="string">
            <text:p><text:span text:style-name="T1">MLR, ARIMAX, ARIMAX + MLP</text:span> (hybrid)</text:p>
          </table:table-cell>
          <table:table-cell office:value-type="string" calcext:value-type="string">
            <text:p>daily maximum moving averages of PM10</text:p>
          </table:table-cell>
          <table:table-cell office:value-type="string" calcext:value-type="string">
            <text:p>April 1 - September 30 2006</text:p>
          </table:table-cell>
          <table:table-cell office:value-type="string" calcext:value-type="string">
            <text:p>ARIMAX + MLP (hybrid)</text:p>
            <text:p>$R^2$ = 0.9828</text:p>
            <text:p>RMSE = 8.80 $\mu g / m^3$</text:p>
            <text:p>MAE = 6.74 $\mu g / m^3$</text:p>
          </table:table-cell>
        </table:table-row>
        <table:table-row table:style-name="ro2">
          <table:table-cell office:value-type="string" calcext:value-type="string">
            <text:p>\cite{CATALANO201669}</text:p>
          </table:table-cell>
          <table:table-cell office:value-type="string" calcext:value-type="string">
            <text:p>London, UK</text:p>
          </table:table-cell>
          <table:table-cell office:value-type="string" calcext:value-type="string">
            <text:p>MLR, Seasonal ARIMAX + Kalman filter, MLP</text:p>
          </table:table-cell>
          <table:table-cell office:value-type="string" calcext:value-type="string">
            <text:p>maximum daily NO_2</text:p>
          </table:table-cell>
          <table:table-cell office:value-type="string" calcext:value-type="string">
            <text:p>2006-2007</text:p>
          </table:table-cell>
          <table:table-cell office:value-type="string" calcext:value-type="string">
            <text:p>MLP</text:p>
            <text:p>R = 0.92</text:p>
            <text:p>MAPE = 19.32 $\%$</text:p>
          </table:table-cell>
        </table:table-row>
        <table:table-row table:style-name="ro14">
          <table:table-cell office:value-type="string" calcext:value-type="string">
            <text:p>\cite{YEGANEH2012357}</text:p>
          </table:table-cell>
          <table:table-cell office:value-type="string" calcext:value-type="string">
            <text:p>Tehran, Iran</text:p>
          </table:table-cell>
          <table:table-cell office:value-type="string" calcext:value-type="string">
            <text:p>partial least squares method + SVM</text:p>
          </table:table-cell>
          <table:table-cell office:value-type="string" calcext:value-type="string">
            <text:p>hourly and daily $CO$ concentrations</text:p>
          </table:table-cell>
          <table:table-cell office:value-type="string" calcext:value-type="string">
            <text:p>2007 – 2011</text:p>
          </table:table-cell>
          <table:table-cell office:value-type="string" calcext:value-type="string">
            <text:p>Hourly:</text:p>
            <text:p>RMSE  = 0.383 – 1.242 ppm</text:p>
            <text:p>MARE = 0.073 - 0.329 ppm</text:p>
            <text:p>$R^2$ = 0.777 – 0.85</text:p>
            <text:p/>
            <text:p>Daily:</text:p>
            <text:p>RMSE = 0.711 ppm</text:p>
            <text:p>MARE = 0.096 ppm</text:p>
            <text:p>$R^2$ = 0.654</text:p>
          </table:table-cell>
        </table:table-row>
        <table:table-row table:style-name="ro3">
          <table:table-cell office:value-type="string" calcext:value-type="string">
            <text:p>\cite{SUN2017144}</text:p>
          </table:table-cell>
          <table:table-cell office:value-type="string" calcext:value-type="string">
            <text:p>Baoding, China</text:p>
          </table:table-cell>
          <table:table-cell office:value-type="string" calcext:value-type="string">
            <text:p>LSSVM, LSSVM + PCA + Cuckoo Search, GRNN</text:p>
          </table:table-cell>
          <table:table-cell office:value-type="string" calcext:value-type="string">
            <text:p>daily average $PM2.5$</text:p>
          </table:table-cell>
          <table:table-cell office:value-type="string" calcext:value-type="string">
            <text:p>January 1 - December 10 2015</text:p>
          </table:table-cell>
          <table:table-cell office:value-type="string" calcext:value-type="string">
            <text:p>LSSVM + PCA + Cuckoo Search:</text:p>
            <text:p>MAE = 18.84 $\mu g / m^3$</text:p>
            <text:p>RMSE = 14.47 $\mu g / m^3$</text:p>
            <text:p>MAPE = 12.56\%</text:p>
          </table:table-cell>
        </table:table-row>
        <table:table-row table:style-name="ro12">
          <table:table-cell office:value-type="string" calcext:value-type="string">
            <text:p>\cite{YANG201812}</text:p>
          </table:table-cell>
          <table:table-cell office:value-type="string" calcext:value-type="string">
            <text:p>Beijing, China</text:p>
          </table:table-cell>
          <table:table-cell office:value-type="string" calcext:value-type="string">
            <text:p>ARIMAX, SVR, SVR + spatial clustering, space-time neural network (STANN)</text:p>
          </table:table-cell>
          <table:table-cell office:value-type="string" calcext:value-type="string">
            <text:p>hourly $PM2.5$ 1 – 24 h in advance</text:p>
          </table:table-cell>
          <table:table-cell office:value-type="string" calcext:value-type="string">
            <text:p>March - April 2014</text:p>
          </table:table-cell>
          <table:table-cell office:value-type="string" calcext:value-type="string">
            <text:p><text:span text:style-name="T1">SVR + spatial clustering:</text:span></text:p>
            <text:p><text:span text:style-name="T3">MAE = 19.76 $\mu g / m^3$ (1 - 6h)</text:span></text:p>
            <text:p><text:span text:style-name="T4">MAE = 31.81 $\mu g / m^3$ (7 - 12h)</text:span></text:p>
            <text:p><text:span text:style-name="T5">MAE = 53.79 $\mu g / m^3$ (13 – 24h)</text:span></text:p>
          </table:table-cell>
        </table:table-row>
        <table:table-row table:style-name="ro2">
          <table:table-cell office:value-type="string" calcext:value-type="string">
            <text:p>\cite{CHENG20112016}</text:p>
          </table:table-cell>
          <table:table-cell office:value-type="string" calcext:value-type="string">
            <text:p>Hsinchu, Taiwan</text:p>
          </table:table-cell>
          <table:table-cell office:value-type="string" calcext:value-type="string">
            <text:p>FTS, AR, MA, ARMA</text:p>
          </table:table-cell>
          <table:table-cell office:value-type="string" calcext:value-type="string">
            <text:p>daily maximum $O_3$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<text:span text:style-name="T1">FTS:</text:span></text:p>
            <text:p>RMSE = 3.22 ppb</text:p>
            <text:p>MAPE = 10\% </text:p>
          </table:table-cell>
        </table:table-row>
        <table:table-row table:style-name="ro7">
          <table:table-cell office:value-type="string" calcext:value-type="string">
            <text:p>\cite{DOMANSKA20127673}</text:p>
          </table:table-cell>
          <table:table-cell office:value-type="string" calcext:value-type="string">
            <text:p>Poland (city/cities not specified)</text:p>
          </table:table-cell>
          <table:table-cell office:value-type="string" calcext:value-type="string">
            <text:p>FTS</text:p>
          </table:table-cell>
          <table:table-cell office:value-type="string" calcext:value-type="string">
            <text:p>hourly concentrations of PM10, PM2.5, SO2, NO, CO and O3 for a chosen time in advance (results for 12, 24 and 36 h)</text:p>
          </table:table-cell>
          <table:table-cell office:value-type="string" calcext:value-type="string">
            <text:p>2004-2012</text:p>
          </table:table-cell>
          <table:table-cell office:value-type="string" calcext:value-type="string">
            <text:p>average percentage error:</text:p>
            <text:p>12 h – 20.27\%</text:p>
            <text:p>24 h – 22.19\%</text:p>
            <text:p>36 h – 21.46\%</text:p>
          </table:table-cell>
        </table:table-row>
        <table:table-row table:style-name="ro11">
          <table:table-cell office:value-type="string" calcext:value-type="string">
            <text:p>\cite{GULERDINCER2018157}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FTS</text:p>
          </table:table-cell>
          <table:table-cell office:value-type="string" calcext:value-type="string">
            <text:p>weekly $SO_2$ concentrations</text:p>
          </table:table-cell>
          <table:table-cell office:value-type="string" calcext:value-type="string">
            <text:p>2013-2016</text:p>
          </table:table-cell>
          <table:table-cell office:value-type="string" calcext:value-type="string">
            <text:p>RMSE = 8.84 to 55.30 (units unknown)</text:p>
          </table:table-cell>
        </table:table-row>
        <table:table-row table:style-name="ro15">
          <table:table-cell office:value-type="string" calcext:value-type="string">
            <text:p>\cite{SIWEK2016}</text:p>
          </table:table-cell>
          <table:table-cell office:value-type="string" calcext:value-type="string">
            <text:p>Warsaw, Poland</text:p>
          </table:table-cell>
          <table:table-cell office:value-type="string" calcext:value-type="string">
            <text:p>(Random Forest, SVR, MLP, Radial Basis Function NN) + input selection (stepwise fit, genetic algorithm)</text:p>
          </table:table-cell>
          <table:table-cell office:value-type="string" calcext:value-type="string">
            <text:p>mean daily concentrations of PM10, $SO_2$, $NO_2$ and $O3$ during the next day</text:p>
          </table:table-cell>
          <table:table-cell office:value-type="string" calcext:value-type="string">
            <text:p>2001-2014</text:p>
          </table:table-cell>
          <table:table-cell office:value-type="string" calcext:value-type="string">
            <text:p>Random Forest with input selection based on a generic algorithm:</text:p>
            <text:p>MAPE = 17.92 $\%$</text:p>
            <text:p>MAE = 5.405$\mu g / m^3$</text:p>
            <text:p>RMSE = 8.36 $\mu g / m^3$</text:p>
            <text:p>R = 0.924</text:p>
          </table:table-cell>
        </table:table-row>
        <table:table-row table:style-name="ro15">
          <table:table-cell office:value-type="string" calcext:value-type="string">
            <text:p>\cite{SUN2017144}</text:p>
          </table:table-cell>
          <table:table-cell office:value-type="string" calcext:value-type="string">
            <text:p>Concord and Sacramento, USA</text:p>
          </table:table-cell>
          <table:table-cell office:value-type="string" calcext:value-type="string">
            <text:p>hidden Markov model + wavelet decomposition</text:p>
          </table:table-cell>
          <table:table-cell office:value-type="string" calcext:value-type="string">
            <text:p>exceedances of PM2.5 concentration limit</text:p>
          </table:table-cell>
          <table:table-cell office:value-type="string" calcext:value-type="string">
            <text:p>1999-2008 (Concord), 2000 – 2011 (Sacramento)</text:p>
          </table:table-cell>
          <table:table-cell office:value-type="string" calcext:value-type="string">
            <text:p>Concord:</text:p>
            <text:p>HMM with a log-normal distribution function:</text:p>
            <text:p>Max true prediction rate: 66.67$\%$</text:p>
            <text:p>Sacramento:</text:p>
            <text:p><text:span text:style-name="T1">HMM with a GEV distribution function:</text:span></text:p>
            <text:p><text:span text:style-name="T6">Max TPR: 100$\%$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16:47:02.384023420</meta:creation-date>
    <dc:date>2018-07-29T16:47:24.934744702</dc:date>
    <meta:editing-duration>PT23S</meta:editing-duration>
    <meta:editing-cycles>1</meta:editing-cycles>
    <meta:document-statistic meta:table-count="1" meta:cell-count="186" meta:object-count="0"/>
    <meta:generator>LibreOffice/6.0.3.2$Linux_X86_64 LibreOffice_project/00m0$Build-2</meta:generator>
  </office:meta>
</office:document-meta>
</file>